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erif2" svg:font-family="'Liberation Serif'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2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cm" svg:stroke-color="#3465a4" draw:stroke-linejoin="round" svg:stroke-linecap="butt" draw:fill="solid" draw:fill-color="#729fcf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729fcf"/>
    </style:style>
    <style:style style:name="gr8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93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729fc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style:font-name="Liberation Serif2" fo:font-size="24pt" style:font-size-asian="24pt" style:font-name-complex="Liberation Serif2" style:font-size-complex="24pt"/>
    </style:style>
    <style:style style:name="T2" style:family="text">
      <style:text-properties fo:color="#000000" style:font-name="Liberation Sans2" fo:font-size="18pt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2.899cm" svg:height="32.398cm" svg:x="0cm" svg:y="0cm" svg:viewBox="0 0 22900 32399" draw:points="0,0 22900,0 22900,32399 0,32399">
          <text:p/>
        </draw:polygon>
        <draw:path draw:style-name="gr2" draw:text-style-name="P2" draw:layer="layout" svg:width="8.601cm" svg:height="2.702cm" svg:x="6.699cm" svg:y="0.9cm" svg:viewBox="0 0 8602 2703" svg:d="M8602 1353c0 237-199 468-574 675-378 205-921 376-1576 494-654 119-1396 181-2152 181-753 0-1495-62-2150-181-653-118-1195-289-1573-494-378-207-577-438-577-675 0-239 199-470 577-676 378-205 920-379 1573-496 655-120 1397-181 2150-181 756 0 1498 61 2152 181 655 117 1198 291 1576 496 375 206 574 437 574 675z">
          <text:p/>
        </draw:path>
        <draw:polygon draw:style-name="gr2" draw:text-style-name="P2" draw:layer="layout" svg:width="0.502cm" svg:height="1.801cm" svg:x="10.598cm" svg:y="3.8cm" svg:viewBox="0 0 503 1802" draw:points="127,0 127,1351 0,1351 252,1802 503,1351 377,1351 377,0">
          <text:p/>
        </draw:polygon>
        <draw:polygon draw:style-name="gr2" draw:text-style-name="P2" draw:layer="layout" svg:width="12.501cm" svg:height="4.1cm" svg:x="5.399cm" svg:y="11.9cm" svg:viewBox="0 0 12502 4101" draw:points="6251,4101 0,4101 0,0 12502,0 12502,4101">
          <text:p/>
        </draw:polygon>
        <draw:frame draw:style-name="gr3" draw:text-style-name="P4" draw:layer="layout" svg:width="7.724cm" svg:height="0.937cm" svg:x="5.398cm" svg:y="11.899cm">
          <draw:text-box>
            <text:p text:style-name="P3"><text:span text:style-name="T1"><text:s/></text:span><text:span text:style-name="T1">A base tem 12 cm e a </text:span></text:p>
          </draw:text-box>
        </draw:frame>
        <draw:frame draw:style-name="gr3" draw:text-style-name="P4" draw:layer="layout" svg:width="12.16cm" svg:height="0.937cm" svg:x="5.398cm" svg:y="12.834cm">
          <draw:text-box>
            <text:p text:style-name="P3"><text:span text:style-name="T1">altura tem 10cm. Faremos o calculo</text:span></text:p>
          </draw:text-box>
        </draw:frame>
        <draw:frame draw:style-name="gr3" draw:text-style-name="P4" draw:layer="layout" svg:width="2.504cm" svg:height="0.937cm" svg:x="5.398cm" svg:y="13.772cm">
          <draw:text-box>
            <text:p text:style-name="P3"><text:span text:style-name="T1">A=area</text:span></text:p>
          </draw:text-box>
        </draw:frame>
        <draw:frame draw:style-name="gr3" draw:text-style-name="P4" draw:layer="layout" svg:width="6.233cm" svg:height="0.937cm" svg:x="5.398cm" svg:y="14.707cm">
          <draw:text-box>
            <text:p text:style-name="P3"><text:span text:style-name="T1">B= base <text:s text:c="2"/>h=altura</text:span></text:p>
          </draw:text-box>
        </draw:frame>
        <draw:polygon draw:style-name="gr2" draw:text-style-name="P2" draw:layer="layout" svg:width="0.532cm" svg:height="2.302cm" svg:x="10.768cm" svg:y="8.9cm" svg:viewBox="0 0 533 2303" draw:points="134,0 134,1727 0,1727 267,2303 533,1727 400,1727 400,0">
          <text:p/>
        </draw:polygon>
        <draw:polygon draw:style-name="gr2" draw:text-style-name="P2" draw:layer="layout" svg:width="8.2cm" svg:height="2.502cm" svg:x="6.999cm" svg:y="17.6cm" svg:viewBox="0 0 8201 2503" draw:points="4101,2503 0,2503 0,0 8201,0 8201,2503">
          <text:p/>
        </draw:polygon>
        <draw:frame draw:style-name="gr4" draw:text-style-name="P5" draw:layer="layout" svg:width="1.479cm" svg:height="0.712cm" svg:x="10.262cm" svg:y="1.894cm">
          <draw:text-box>
            <text:p text:style-name="P3"><text:span text:style-name="T2">Inicio</text:span></text:p>
          </draw:text-box>
        </draw:frame>
        <draw:frame draw:style-name="gr3" draw:text-style-name="P4" draw:layer="layout" svg:width="2.572cm" svg:height="0.937cm" svg:x="6.999cm" svg:y="17.6cm">
          <draw:text-box>
            <text:p text:style-name="P3"><text:span text:style-name="T1">A= <text:s/>b.h</text:span></text:p>
          </draw:text-box>
        </draw:frame>
        <draw:polygon draw:style-name="gr2" draw:text-style-name="P2" draw:layer="layout" svg:width="0.473cm" svg:height="1.767cm" svg:x="11.3cm" svg:y="15.833cm" svg:viewBox="0 0 474 1768" draw:points="356,0 356,1326 474,1326 236,1768 0,1326 118,1326 118,0">
          <text:p/>
        </draw:polygon>
        <draw:polygon draw:style-name="gr2" draw:text-style-name="P2" draw:layer="layout" svg:width="6.901cm" svg:height="3.002cm" svg:x="8.2cm" svg:y="22.6cm" svg:viewBox="0 0 6902 3003" draw:points="0,0 5326,0 6902,1501 5326,3003 0,3003">
          <text:p/>
        </draw:polygon>
        <draw:frame draw:style-name="gr3" draw:text-style-name="P4" draw:layer="layout" svg:width="7.707cm" svg:height="0.937cm" svg:x="6.999cm" svg:y="18.535cm">
          <draw:text-box>
            <text:p text:style-name="P3"><text:span text:style-name="T1">A=12x10 <text:s text:c="2"/>12x10=120</text:span></text:p>
          </draw:text-box>
        </draw:frame>
        <draw:frame draw:style-name="gr3" draw:text-style-name="P4" draw:layer="layout" svg:width="6.153cm" svg:height="0.937cm" svg:x="8.199cm" svg:y="22.599cm">
          <draw:text-box>
            <text:p text:style-name="P3"><text:span text:style-name="T1">A=120. Area total</text:span></text:p>
          </draw:text-box>
        </draw:frame>
        <draw:frame draw:style-name="gr3" draw:text-style-name="P4" draw:layer="layout" svg:width="6.521cm" svg:height="0.937cm" svg:x="8.199cm" svg:y="23.534cm">
          <draw:text-box>
            <text:p text:style-name="P3"><text:span text:style-name="T1">Do retangulo é 120</text:span></text:p>
          </draw:text-box>
        </draw:frame>
        <draw:polygon draw:style-name="gr2" draw:text-style-name="P2" draw:layer="layout" svg:width="0.63cm" svg:height="2.2cm" svg:x="11.1cm" svg:y="20cm" svg:viewBox="0 0 631 2201" draw:points="156,31 156,1672 0,1687 313,2201 631,1624 471,1640 471,0">
          <text:p/>
        </draw:polygon>
        <draw:polygon draw:style-name="gr2" draw:text-style-name="P2" draw:layer="layout" svg:width="0.601cm" svg:height="2.6cm" svg:x="11.1cm" svg:y="25.7cm" svg:viewBox="0 0 602 2601" draw:points="148,0 148,1948 0,1948 300,2601 602,1948 450,1948 450,0">
          <text:p/>
        </draw:polygon>
        <draw:polygon draw:style-name="gr5" draw:text-style-name="P2" draw:layer="layout" svg:width="11.915cm" svg:height="2.941cm" svg:x="5.5cm" svg:y="5.85cm" svg:viewBox="0 0 11916 2942" draw:points="2092,0 11916,50 9824,2942 0,2892">
          <text:p/>
        </draw:polygon>
        <draw:frame draw:style-name="gr4" draw:text-style-name="P5" draw:layer="layout" svg:width="0.634cm" svg:height="0.712cm" svg:x="8.05cm" svg:y="17.463cm">
          <draw:text-box>
            <text:p text:style-name="P3"><text:span text:style-name="T2"><text:s/></text:span></text:p>
          </draw:text-box>
        </draw:frame>
        <draw:frame draw:style-name="gr6" draw:text-style-name="P6" draw:layer="layout" svg:width="1.179cm" svg:height="0.937cm" draw:transform="rotate (-0.00349065850398869) translate (7.101cm 6.362cm)">
          <draw:text-box>
            <text:p text:style-name="P3"><text:span text:style-name="T1">Cal</text:span></text:p>
          </draw:text-box>
        </draw:frame>
        <draw:frame draw:style-name="gr3" draw:text-style-name="P4" draw:layer="layout" svg:width="1.039cm" svg:height="0.937cm" draw:transform="rotate (-0.00349065850398869) translate (7.993cm 6.364cm)">
          <draw:text-box>
            <text:p text:style-name="P3"><text:span text:style-name="T1">cul</text:span></text:p>
          </draw:text-box>
        </draw:frame>
        <draw:frame draw:style-name="gr3" draw:text-style-name="P4" draw:layer="layout" svg:width="0.967cm" svg:height="0.937cm" draw:transform="rotate (-0.00349065850398869) translate (9.031cm 6.368cm)">
          <draw:text-box>
            <text:p text:style-name="P3"><text:span text:style-name="T1">e a</text:span></text:p>
          </draw:text-box>
        </draw:frame>
        <draw:frame draw:style-name="gr3" draw:text-style-name="P4" draw:layer="layout" svg:width="1.014cm" svg:height="0.937cm" draw:transform="rotate (-0.00349065850398869) translate (9.997cm 6.371cm)">
          <draw:text-box>
            <text:p text:style-name="P3"><text:span text:style-name="T1"><text:s/></text:span><text:span text:style-name="T1">ba</text:span></text:p>
          </draw:text-box>
        </draw:frame>
        <draw:frame draw:style-name="gr3" draw:text-style-name="P4" draw:layer="layout" svg:width="0.921cm" svg:height="0.937cm" draw:transform="rotate (-0.00349065850398869) translate (11.01cm 6.375cm)">
          <draw:text-box>
            <text:p text:style-name="P3"><text:span text:style-name="T1">se </text:span></text:p>
          </draw:text-box>
        </draw:frame>
        <draw:frame draw:style-name="gr3" draw:text-style-name="P4" draw:layer="layout" svg:width="0.967cm" svg:height="0.937cm" draw:transform="rotate (-0.00349065850398869) translate (11.927cm 6.378cm)">
          <draw:text-box>
            <text:p text:style-name="P3"><text:span text:style-name="T1">e a</text:span></text:p>
          </draw:text-box>
        </draw:frame>
        <draw:frame draw:style-name="gr3" draw:text-style-name="P4" draw:layer="layout" svg:width="1.065cm" svg:height="0.937cm" draw:transform="rotate (-0.00349065850398869) translate (12.894cm 6.382cm)">
          <draw:text-box>
            <text:p text:style-name="P3"><text:span text:style-name="T1"><text:s/></text:span><text:span text:style-name="T1">alt</text:span></text:p>
          </draw:text-box>
        </draw:frame>
        <draw:frame draw:style-name="gr3" draw:text-style-name="P4" draw:layer="layout" svg:width="1.086cm" svg:height="0.937cm" draw:transform="rotate (-0.00349065850398869) translate (13.955cm 6.385cm)">
          <draw:text-box>
            <text:p text:style-name="P3"><text:span text:style-name="T1">ura</text:span></text:p>
          </draw:text-box>
        </draw:frame>
        <draw:frame draw:style-name="gr3" draw:text-style-name="P4" draw:layer="layout" svg:width="1.061cm" svg:height="0.937cm" draw:transform="rotate (-0.00349065850398869) translate (15.038cm 6.389cm)">
          <draw:text-box>
            <text:p text:style-name="P3"><text:span text:style-name="T1"><text:s/></text:span><text:span text:style-name="T1">do</text:span></text:p>
          </draw:text-box>
        </draw:frame>
        <draw:frame draw:style-name="gr3" draw:text-style-name="P4" draw:layer="layout" svg:width="1.276cm" svg:height="0.937cm" draw:transform="rotate (-0.00349065850398869) translate (9.853cm 7.31cm)">
          <draw:text-box>
            <text:p text:style-name="P3"><text:span text:style-name="T1">reta</text:span></text:p>
          </draw:text-box>
        </draw:frame>
        <draw:frame draw:style-name="gr3" draw:text-style-name="P4" draw:layer="layout" svg:width="0.849cm" svg:height="0.937cm" draw:transform="rotate (-0.00349065850398869) translate (11.123cm 7.313cm)">
          <draw:text-box>
            <text:p text:style-name="P3"><text:span text:style-name="T1">ng</text:span></text:p>
          </draw:text-box>
        </draw:frame>
        <draw:path draw:style-name="gr7" draw:text-style-name="P2" draw:layer="layout" svg:width="6.401cm" svg:height="2.6cm" svg:x="8.2cm" svg:y="28.399cm" svg:viewBox="0 0 6402 2601" svg:d="M6402 1300c0 229-149 453-429 651-281 198-685 362-1172 476-486 114-1039 174-1600 174-562 0-1113-60-1601-174-486-114-890-278-1171-476-282-198-429-422-429-651 0-228 147-452 429-650 281-198 685-362 1171-476 488-114 1039-174 1601-174 561 0 1114 60 1600 174 487 114 891 278 1172 476 280 198 429 422 429 650z">
          <text:p/>
        </draw:path>
        <draw:path draw:style-name="gr8" draw:text-style-name="P7" draw:layer="layout" svg:width="6.401cm" svg:height="2.6cm" svg:x="8.2cm" svg:y="28.399cm" svg:viewBox="0 0 6402 2601" svg:d="M6402 1300c0 229-149 453-429 651-281 198-685 362-1172 476-486 114-1039 174-1600 174-562 0-1113-60-1601-174-486-114-890-278-1171-476-282-198-429-422-429-651 0-228 147-452 429-650 281-198 685-362 1171-476 488-114 1039-174 1601-174 561 0 1114 60 1600 174 487 114 891 278 1172 476 280 198 429 422 429 650z">
          <text:p/>
        </draw:path>
        <draw:frame draw:style-name="gr9" draw:text-style-name="P6" draw:layer="layout" svg:width="1.086cm" svg:height="0.937cm" draw:transform="rotate (-0.00349065850398869) translate (11.969cm 7.317cm)">
          <draw:text-box>
            <text:p text:style-name="P3"><text:span text:style-name="T1">ulo</text:span></text:p>
          </draw:text-box>
        </draw:frame>
        <draw:frame draw:style-name="gr3" draw:text-style-name="P4" draw:layer="layout" svg:width="1.183cm" svg:height="0.937cm" svg:x="10.809cm" svg:y="29.231cm">
          <draw:text-box>
            <text:p text:style-name="P3"><text:span text:style-name="T1">fim</text:span></text:p>
          </draw:text-box>
        </draw:frame>
        <draw:frame draw:style-name="gr10" draw:text-style-name="P8" draw:layer="layout" svg:width="8.6cm" svg:height="0.937cm" svg:x="6.5cm" svg:y="7.9cm">
          <draw:text-box>
            <text:p><text:s text:c="2"/>Para saber a area</text:p>
          </draw:text-box>
        </draw:frame>
      </draw:page>
      <draw:page draw:name="page2" draw:style-name="dp1" draw:master-page-name="master-page3">
        <draw:polygon draw:style-name="gr1" draw:text-style-name="P1" draw:layer="layout" svg:width="22.899cm" svg:height="32.398cm" svg:x="0cm" svg:y="0cm" svg:viewBox="0 0 22900 32399" draw:points="0,0 22900,0 22900,32399 0,32399">
          <text:p/>
        </draw:polygon>
        <draw:polygon draw:style-name="gr1" draw:text-style-name="P1" draw:layer="layout" svg:width="22.9cm" svg:height="32.4cm" svg:x="0cm" svg:y="0cm" svg:viewBox="0 0 22901 32401" draw:points="0,0 22901,0 22901,32401 0,32401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erif2" svg:font-family="'Liberation Serif'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2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2.9cm" fo:page-height="32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31T12:00:48.907431731</dc:date>
    <meta:editing-duration>PT6M33S</meta:editing-duration>
    <meta:editing-cycles>1</meta:editing-cycles>
    <meta:document-statistic meta:object-count="39"/>
    <meta:generator>LibreOffice/6.4.7.2$Linux_X86_64 LibreOffice_project/40$Build-2</meta:generator>
  </office:meta>
</office:document-meta>
</file>